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cfe7f5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-width="0.23cm" draw:fill-color="#ffff99" draw:textarea-horizontal-align="justify" draw:textarea-vertical-align="top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-width="0.23cm" draw:marker-end-width="0.23cm" draw:fill-color="#ffff66" draw:textarea-horizontal-align="justify" draw:textarea-vertical-align="top" draw:auto-grow-height="false" fo:padding-top="0.135cm" fo:padding-bottom="0.135cm" fo:padding-left="0.26cm" fo:padding-right="0.2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Ubuntu Mono'" style:font-pitch="fixed" fo:font-size="12pt" style:font-size-asian="12pt" style:font-size-complex="12pt"/>
    </style:style>
    <style:style style:name="P3" style:family="paragraph">
      <style:paragraph-properties fo:text-align="center"/>
      <style:text-properties fo:font-family="'Ubuntu Mono'" style:font-pitch="fixed" fo:font-size="12pt" style:font-size-asian="12pt" style:font-size-complex="12pt"/>
    </style:style>
    <style:style style:name="T1" style:family="text">
      <style:text-properties fo:font-family="'Ubuntu Mono'" style:font-pitch="fixed" fo:font-size="12pt" style:font-size-asian="12pt" style:font-size-complex="12pt"/>
    </style:style>
    <style:style style:name="T2" style:family="text">
      <style:text-properties fo:font-family="'Ubuntu Mono'" style:font-pitch="fixed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font-family="'Ubuntu Mono'" style:font-pitch="fixed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family="'Ubuntu Mono'" style:font-pitch="fixed" fo:font-size="8pt" fo:font-style="normal" style:font-size-asian="8pt" style:font-style-asian="normal" style:font-size-complex="8pt" style:font-style-complex="normal"/>
    </style:style>
    <style:style style:name="T5" style:family="text">
      <style:text-properties fo:font-family="'Ubuntu Mono'" style:font-pitch="fixed" fo:font-size="12pt" style:font-size-asian="12pt" style:font-size-complex="12pt"/>
    </style:style>
    <style:style style:name="T6" style:family="text">
      <style:text-properties fo:font-family="'Ubuntu Mono'" style:font-pitch="fixe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family="'Ubuntu Mono'" style:font-pitch="fixed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fo:font-family="'Ubuntu Mono'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family="'Ubuntu Mono'" style:font-pitch="fixed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font-family="'Ubuntu Mono'" style:font-pitch="fixed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family="'Ubuntu Mono'" style:font-pitch="fix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family="'Ubuntu Mono'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3" style:family="text">
      <style:text-properties fo:font-family="'Ubuntu Mono'" style:font-pitch="fixed"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family="'Ubuntu Mono'" style:font-pitch="fixed" fo:font-size="9pt" fo:font-style="normal" style:font-size-asian="9pt" style:font-style-asian="normal" style:font-size-complex="9pt" style:font-style-complex="normal"/>
    </style:style>
    <style:style style:name="T15" style:family="text">
      <style:text-properties fo:font-family="'Ubuntu Mono'" style:font-pitch="fixed"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family="'Ubuntu Mono'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family="'Ubuntu Mono'" style:font-pitch="fixed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family="'Ubuntu Mono'" style:font-pitch="fixe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font-family="'Ubuntu Mono'" style:font-pitch="fixed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27.7cm" svg:x="1cm" svg:y="1cm">
          <text:p text:style-name="P1"><text:span text:style-name="T1">xsl:stylesheet / xsl:transform</text:span></text:p>
          <text:p text:style-name="P1"><text:span text:style-name="T2">version</text:span><text:span text:style-name="T3">=”version”</text:span><text:span text:style-name="T2"> </text:span><text:span text:style-name="T4">id=”name” extension-element-prefixes=”list” exclude-result-prefixes=”list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draw:layer="layout" svg:width="10.556cm" svg:height="2.537cm" svg:x="1.238cm" svg:y="2.2cm">
            <text:p><text:span text:style-name="T5">import</text:span></text:p>
            <text:p><text:span text:style-name="T6">href</text:span></text:p>
            <text:p><text:span text:style-name="T7"/></text:p>
            <text:p><text:span text:style-name="T8">Imports the contents of one style sheet into another.</text:span></text:p>
            <text:p><text:span text:style-name="T8">Note: An imported style sheet has lower precedence than</text:span></text:p>
            <text:p><text:span text:style-name="T8">the importing style she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0.555cm" svg:height="2.538cm" svg:x="1.42cm" svg:y="2.351cm">
            <text:p><text:span text:style-name="T5">import</text:span></text:p>
            <text:p><text:span text:style-name="T6">href</text:span></text:p>
            <text:p><text:span text:style-name="T7"/></text:p>
            <text:p><text:span text:style-name="T8">Imports the contents of one style sheet into another.</text:span></text:p>
            <text:p><text:span text:style-name="T8">Note: An imported style sheet has lower precedence than</text:span></text:p>
            <text:p><text:span text:style-name="T8">the importing style she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0.556cm" svg:height="2.537cm" svg:x="1.644cm" svg:y="2.563cm">
            <text:p><text:span text:style-name="T5">import</text:span></text:p>
            <text:p><text:span text:style-name="T9">href</text:span><text:span text:style-name="T10">=”URI”</text:span></text:p>
            <text:p><text:span text:style-name="T7"/></text:p>
            <text:p><text:span text:style-name="T11">Imports the contents of one style sheet into another.</text:span></text:p>
            <text:p><text:span text:style-name="T11">Note: An imported style sheet has lower precedence than</text:span></text:p>
            <text:p><text:span text:style-name="T11">the importing style shee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6.88cm" svg:height="1.833cm" svg:x="12.33cm" svg:y="5.4cm">
            <text:p><text:span text:style-name="T5">param</text:span></text:p>
            <text:p><text:span text:style-name="T12">name</text:span><text:span text:style-name="T13"> select</text:span></text:p>
            <text:p><text:span text:style-name="T13"/></text:p>
            <text:p><text:span text:style-name="T14">Declares a local or global paramet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.88cm" svg:height="1.834cm" svg:x="12.461cm" svg:y="5.53cm">
            <text:p><text:span text:style-name="T5">param</text:span></text:p>
            <text:p><text:span text:style-name="T12">name</text:span><text:span text:style-name="T13"> select</text:span></text:p>
            <text:p><text:span text:style-name="T13"/></text:p>
            <text:p><text:span text:style-name="T14">Declares a local or global paramet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.88cm" svg:height="1.833cm" svg:x="12.62cm" svg:y="5.667cm">
            <text:p><text:span text:style-name="T5">param</text:span></text:p>
            <text:p><text:span text:style-name="T2">name=”name”</text:span><text:span text:style-name="T4"> select=”expression”</text:span></text:p>
            <text:p><text:span text:style-name="T13"/></text:p>
            <text:p><text:span text:style-name="T15">Declares a local or global parame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0.269cm" svg:height="2.5cm" svg:x="1.3cm" svg:y="5.5cm">
            <text:p><text:span text:style-name="T5">include</text:span></text:p>
            <text:p><text:span text:style-name="T12">href=”URI”</text:span></text:p>
            <text:p><text:span text:style-name="T12"/></text:p>
            <text:p><text:span text:style-name="T8">Includes the contents of one style sheet into another.</text:span></text:p>
            <text:p><text:span text:style-name="T8">Note: An included style sheet has the same precedence</text:span></text:p>
            <text:p><text:span text:style-name="T8">as the including style she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0.268cm" svg:height="2.5cm" svg:x="1.455cm" svg:y="5.64cm">
            <text:p><text:span text:style-name="T5">include</text:span></text:p>
            <text:p><text:span text:style-name="T12">href=”URI”</text:span></text:p>
            <text:p><text:span text:style-name="T12"/></text:p>
            <text:p><text:span text:style-name="T8">Includes the contents of one style sheet into another.</text:span></text:p>
            <text:p><text:span text:style-name="T8">Note: An included style sheet has the same precedence</text:span></text:p>
            <text:p><text:span text:style-name="T8">as the including style she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0.269cm" svg:height="2.5cm" svg:x="1.631cm" svg:y="5.8cm">
            <text:p><text:span text:style-name="T5">include</text:span></text:p>
            <text:p><text:span text:style-name="T2">href=”URI”</text:span></text:p>
            <text:p><text:span text:style-name="T12"/></text:p>
            <text:p><text:span text:style-name="T11">Includes the contents of one style sheet into another.</text:span></text:p>
            <text:p><text:span text:style-name="T11">Note: An included style sheet has the same precedence</text:span></text:p>
            <text:p><text:span text:style-name="T11">as the including style sheet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15cm" svg:height="2.5cm" svg:x="2.1cm" svg:y="9.1cm">
          <text:p><text:span text:style-name="T5">output</text:span></text:p>
          <text:p><text:span text:style-name="T4">method=”xml|html|text|name” version=”string” encoding=”string” omit-xml-declaration=”yes|no”</text:span></text:p>
          <text:p><text:span text:style-name="T4">standalone=”yes|no” doctype-public=”string” doctype-system=”string” cdata-section-elemets=”namelist”</text:span></text:p>
          <text:p><text:span text:style-name="T4">indent=”yes|no” media-type=”string”</text:span></text:p>
          <text:p><text:span text:style-name="T13"/></text:p>
          <text:p><text:span text:style-name="T15">Defines the format of the output 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7cm" svg:x="1.4cm" svg:y="12.238cm">
          <text:p><text:span text:style-name="T5">variable</text:span></text:p>
          <text:p><text:span text:style-name="T12">name=”name”</text:span><text:span text:style-name="T13"> select=”expression”</text:span></text:p>
          <text:p><text:span text:style-name="T14"/></text:p>
          <text:p><text:span text:style-name="T14">Declares a local or global vari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7cm" svg:x="1.524cm" svg:y="12.362cm">
          <text:p><text:span text:style-name="T5">variable</text:span></text:p>
          <text:p><text:span text:style-name="T12">name=”name”</text:span><text:span text:style-name="T13"> select=”expression”</text:span></text:p>
          <text:p><text:span text:style-name="T14"/></text:p>
          <text:p><text:span text:style-name="T14">Declares a local or global vari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38cm" svg:height="1.8cm" svg:x="1.662cm" svg:y="12.5cm">
          <text:p><text:span text:style-name="T5">variable</text:span></text:p>
          <text:p><text:span text:style-name="T2">name</text:span><text:span text:style-name="T3">=”name”</text:span><text:span text:style-name="T4"> select=”expression”</text:span></text:p>
          <text:p><text:span text:style-name="T14"/></text:p>
          <text:p><text:span text:style-name="T15">Declares a local or global vari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3cm" svg:height="2.9cm" svg:x="1.5cm" svg:y="15cm">
          <text:p><text:span text:style-name="T5">decimal-format</text:span></text:p>
          <text:p><text:span text:style-name="T4">name=”name” decimal-separator=”char” grouping-separator=”char”</text:span></text:p>
          <text:p><text:span text:style-name="T4">infinity=”string” minus-string=”char” NaN=”string” percent=”char”</text:span></text:p>
          <text:p><text:span text:style-name="T4">per-mille=”char” zero-digit=”char” digit=”char” pattern-separator=”char”</text:span></text:p>
          <text:p><text:span text:style-name="T13"/></text:p>
          <text:p><text:span text:style-name="T15">Defines the characters and symbols to be used when</text:span></text:p>
          <text:p><text:span text:style-name="T15">converting numbers into strings, with the format-number() 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2.5cm" svg:x="1.6cm" svg:y="18.7cm">
          <text:p><text:span text:style-name="T5">namespace-alias</text:span></text:p>
          <text:p><text:span text:style-name="T2">stylesheet-prefix=”prefix” (# default)</text:span></text:p>
          <text:p><text:span text:style-name="T2">result-prefix=”prefix” (# default)</text:span></text:p>
          <text:p><text:span text:style-name="T12"/></text:p>
          <text:p><text:span text:style-name="T16">Replaces a namespace in the style sheet</text:span></text:p>
          <text:p><text:span text:style-name="T16">to a different namespace in the outpu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cm" svg:height="2.2cm" svg:x="1.2cm" svg:y="25.6cm">
          <text:p><text:span text:style-name="T5">preserve-space</text:span></text:p>
          <text:p><text:span text:style-name="T2">elements</text:span><text:span text:style-name="T3">=”list-of-element-names”</text:span></text:p>
          <text:p><text:span text:style-name="T17"/></text:p>
          <text:p><text:span text:style-name="T16">Defines the elements for which white</text:span></text:p>
          <text:p><text:span text:style-name="T16">space should be preserv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2.2cm" svg:x="9.3cm" svg:y="25.7cm">
          <text:p><text:span text:style-name="T5">strip-space</text:span></text:p>
          <text:p><text:span text:style-name="T2">elements</text:span><text:span text:style-name="T3">=”list-of-element-names”</text:span></text:p>
          <text:p><text:span text:style-name="T12"/></text:p>
          <text:p><text:span text:style-name="T16">Defines the elements for which</text:span></text:p>
          <text:p><text:span text:style-name="T16">white space should be remov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2.2cm" svg:x="1.5cm" svg:y="22cm">
          <text:p><text:span text:style-name="T5">key</text:span></text:p>
          <text:p><text:span text:style-name="T2">name</text:span><text:span text:style-name="T3">=”name”</text:span><text:span text:style-name="T2"> match</text:span><text:span text:style-name="T3">=”pattern”</text:span><text:span text:style-name="T2"> use</text:span><text:span text:style-name="T3">=”expression”</text:span></text:p>
          <text:p><text:span text:style-name="T12"/></text:p>
          <text:p><text:span text:style-name="T16">Declares a named key that can be used in the</text:span></text:p>
          <text:p><text:span text:style-name="T16">style sheet with the key() function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7.3cm" svg:height="4cm" svg:x="11.2cm" svg:y="19cm">
            <text:p><text:span text:style-name="T5">attribute-set</text:span></text:p>
            <text:p><text:span text:style-name="T12">name</text:span><text:span text:style-name="T17">=”name”</text:span><text:span text:style-name="T13"> use-attribute-sets=”name-list”</text:span></text:p>
            <text:p><text:span text:style-name="T13"/></text:p>
            <text:p><text:span text:style-name="T14">Defines a named set of attribut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3cm" svg:height="4cm" svg:x="11.34cm" svg:y="19.16cm">
            <text:p><text:span text:style-name="T5">attribute-set</text:span></text:p>
            <text:p><text:span text:style-name="T12">name</text:span><text:span text:style-name="T17">=”name”</text:span><text:span text:style-name="T13"> use-attribute-sets=”name-list”</text:span></text:p>
            <text:p><text:span text:style-name="T13"/></text:p>
            <text:p><text:span text:style-name="T14">Defines a named set of attribut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3cm" svg:height="4cm" svg:x="11.5cm" svg:y="19.36cm">
            <text:p><text:span text:style-name="T5">attribute-set</text:span></text:p>
            <text:p><text:span text:style-name="T2">name</text:span><text:span text:style-name="T3">=”name”</text:span><text:span text:style-name="T4"> use-attribute-sets=”name-list”</text:span></text:p>
            <text:p><text:span text:style-name="T13"/></text:p>
            <text:p><text:span text:style-name="T15">Defines a named set of attribut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6.3cm" svg:height="1.8cm" svg:x="11.84cm" svg:y="21.12cm">
            <text:p text:style-name="P1"><text:span text:style-name="T5">attribute</text:span></text:p>
            <text:p text:style-name="P1"><text:span text:style-name="T12">name</text:span><text:span text:style-name="T17">=”attributename”</text:span><text:span text:style-name="T13"> namespace=”URI”</text:span></text:p>
            <text:p text:style-name="P1"><text:span text:style-name="T13"/></text:p>
            <text:p text:style-name="P1"><text:span text:style-name="T14">Adds an attribu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3cm" svg:height="1.8cm" svg:x="11.98cm" svg:y="21.28cm">
            <text:p text:style-name="P1"><text:span text:style-name="T5">attribute</text:span></text:p>
            <text:p text:style-name="P1"><text:span text:style-name="T12">name</text:span><text:span text:style-name="T17">=”attributename”</text:span><text:span text:style-name="T13"> namespace=”URI”</text:span></text:p>
            <text:p text:style-name="P1"><text:span text:style-name="T13"/></text:p>
            <text:p text:style-name="P1"><text:span text:style-name="T14">Adds an attribu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3cm" svg:height="1.8cm" svg:x="12.18cm" svg:y="21.46cm">
            <text:p text:style-name="P1"><text:span text:style-name="T5">attribute</text:span></text:p>
            <text:p text:style-name="P1"><text:span text:style-name="T2">name</text:span><text:span text:style-name="T3">=”attributename”</text:span><text:span text:style-name="T4"> namespace=”URI”</text:span></text:p>
            <text:p text:style-name="P1"><text:span text:style-name="T13"/></text:p>
            <text:p text:style-name="P1"><text:span text:style-name="T15">Adds an attribute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custom-shape draw:style-name="gr1" draw:text-style-name="P2" draw:layer="layout" svg:width="19cm" svg:height="27.7cm" svg:x="1cm" svg:y="1cm">
          <text:p text:style-name="P1"><text:span text:style-name="T1">xsl:stylesheet / xsl:transform</text:span></text:p>
          <text:p text:style-name="P1"><text:span text:style-name="T18">version=”version” </text:span><text:span text:style-name="T14">id=”name” extension-element-prefixes=”list” exclude-result-prefixes=”list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8.5cm" svg:height="26cm" svg:x="1.2cm" svg:y="2.3cm">
          <text:p><text:span text:style-name="T5">template</text:span></text:p>
          <text:p><text:span text:style-name="T4">name=”name” match=”pattern” mode=”mode” priority=”number” </text:span></text:p>
          <text:p><text:span text:style-name="T13"/></text:p>
          <text:p><text:span text:style-name="T15">Rules to apply when a specified node is matche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cm" svg:height="1.7cm" svg:x="7.3cm" svg:y="6.8cm">
          <text:p text:style-name="P1"><text:span text:style-name="T5">apply-imports</text:span></text:p>
          <text:p text:style-name="P1"><text:span text:style-name="T18">-</text:span></text:p>
          <text:p text:style-name="P1"><text:span text:style-name="T16">Applies a template rule from</text:span></text:p>
          <text:p text:style-name="P1"><text:span text:style-name="T16">an imported style she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1.7cm" svg:x="1.7cm" svg:y="6.4cm">
          <text:p text:style-name="P1"><text:span text:style-name="T5">comment</text:span></text:p>
          <text:p><text:span text:style-name="T13">-</text:span></text:p>
          <text:p><text:span text:style-name="T14">Creates a comment node</text:span></text:p>
          <text:p><text:span text:style-name="T14">in the result tr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cm" svg:height="2.1cm" svg:x="1.6cm" svg:y="9.2cm">
          <text:p text:style-name="P1"><text:span text:style-name="T5">copy</text:span></text:p>
          <text:p text:style-name="P1"><text:span text:style-name="T4">use-attribute-sets=”name-list”</text:span></text:p>
          <text:p text:style-name="P1"><text:span text:style-name="T13"/></text:p>
          <text:p text:style-name="P1"><text:span text:style-name="T15">Creates a copy of the current node</text:span></text:p>
          <text:p text:style-name="P1"><text:span text:style-name="T15">(without child nodes and attribute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7cm" svg:height="2.1cm" svg:x="12.2cm" svg:y="3.7cm">
          <text:p text:style-name="P1"><text:span text:style-name="T5">copy-of</text:span></text:p>
          <text:p text:style-name="P1"><text:span text:style-name="T4">select=”expression”</text:span></text:p>
          <text:p text:style-name="P1"><text:span text:style-name="T4"/></text:p>
          <text:p text:style-name="P1"><text:span text:style-name="T15">Creates a copy of the current node</text:span></text:p>
          <text:p text:style-name="P1"><text:span text:style-name="T15">(with child nodes and attribute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7cm" svg:height="2.1cm" svg:x="3cm" svg:y="18.2cm">
          <text:p text:style-name="P1"><text:span text:style-name="T5">element</text:span></text:p>
          <text:p text:style-name="P1"><text:span text:style-name="T2">name</text:span><text:span text:style-name="T3">=”name”</text:span><text:span text:style-name="T4"> namespace=”URI”</text:span></text:p>
          <text:p text:style-name="P1"><text:span text:style-name="T4">use-attribute-sets=”use-attribute-sets”</text:span></text:p>
          <text:p text:style-name="P1"><text:span text:style-name="T13"/></text:p>
          <text:p text:style-name="P1"><text:span text:style-name="T15">Creates an element node in the output docu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cm" svg:height="1.823cm" svg:x="3.6cm" svg:y="15.077cm">
          <text:p text:style-name="P1"><text:span text:style-name="T5">fallback</text:span></text:p>
          <text:p text:style-name="P1"><text:span text:style-name="T13">-</text:span></text:p>
          <text:p text:style-name="P1"><text:span text:style-name="T15">Specifies an alternate code to run if the</text:span></text:p>
          <text:p text:style-name="P1"><text:span text:style-name="T15">processor does not support an XSLT el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2.2cm" svg:x="3.7cm" svg:y="12cm">
          <text:p text:style-name="P1"><text:span text:style-name="T5">message</text:span></text:p>
          <text:p text:style-name="P1"><text:span text:style-name="T4">terminate=”yes|no”</text:span></text:p>
          <text:p text:style-name="P1"><text:span text:style-name="T13"/></text:p>
          <text:p text:style-name="P1"><text:span text:style-name="T15">Writes a message to the output</text:span></text:p>
          <text:p text:style-name="P1"><text:span text:style-name="T15">(used to report error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4cm" svg:height="1.9cm" svg:x="2.1cm" svg:y="23.3cm">
          <text:p text:style-name="P1"><text:span text:style-name="T5">processing-instruction</text:span></text:p>
          <text:p text:style-name="P1"><text:span text:style-name="T2">name</text:span><text:span text:style-name="T4">=”process-name”</text:span></text:p>
          <text:p text:style-name="P1"><text:span text:style-name="T13"/></text:p>
          <text:p text:style-name="P1"><text:span text:style-name="T15">Writes a processing instruction to the 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cm" svg:height="1.8cm" svg:x="12.6cm" svg:y="13.3cm">
          <text:p text:style-name="P1"><text:span text:style-name="T5">text</text:span></text:p>
          <text:p text:style-name="P1"><text:span text:style-name="T4">disable-output-escaping=”yes|no”</text:span></text:p>
          <text:p text:style-name="P1"><text:span text:style-name="T13"/></text:p>
          <text:p text:style-name="P1"><text:span text:style-name="T15">Writes literal text to the 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cm" svg:height="1.8cm" svg:x="12.5cm" svg:y="10cm">
          <text:p><text:span text:style-name="T19">variable</text:span></text:p>
          <text:p><text:span text:style-name="T2">name=”name”</text:span><text:span text:style-name="T4"> select=”expression”</text:span></text:p>
          <text:p><text:span text:style-name="T14"/></text:p>
          <text:p><text:span text:style-name="T15">Declares a local or global vari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cm" svg:height="3.3cm" svg:x="11.3cm" svg:y="22.7cm">
          <text:p text:style-name="P1"><text:span text:style-name="T5">if</text:span></text:p>
          <text:p text:style-name="P1"><text:span text:style-name="T2">test</text:span><text:span text:style-name="T4">=”expression”</text:span></text:p>
          <text:p text:style-name="P1"><text:span text:style-name="T13"/></text:p>
          <text:p text:style-name="P1"><text:span text:style-name="T15">Contains a template that will be applied</text:span></text:p>
          <text:p text:style-name="P1"><text:span text:style-name="T15">only if a specified condition is tru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7cm" svg:x="16.3cm" svg:y="25.1cm">
          <text:p text:style-name="P1"><text:span text:style-name="T5">templa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cm" svg:height="1.8cm" svg:x="1.6cm" svg:y="4.2cm">
          <text:p><text:span text:style-name="T19">param</text:span></text:p>
          <text:p><text:span text:style-name="T2">name</text:span><text:span text:style-name="T3">=”name”</text:span><text:span text:style-name="T4"> select=”expression”</text:span></text:p>
          <text:p><text:span text:style-name="T13"/></text:p>
          <text:p><text:span text:style-name="T15">Declares a local or global paramete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2" draw:layer="layout" svg:width="19cm" svg:height="27.7cm" svg:x="1cm" svg:y="1cm">
          <text:p text:style-name="P1"><text:span text:style-name="T5">xsl:stylesheet / xsl:transform</text:span></text:p>
          <text:p text:style-name="P1"><text:span text:style-name="T18">version=”version” </text:span><text:span text:style-name="T14">id=”name” extension-element-prefixes=”list” exclude-result-prefixes=”list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8.5cm" svg:height="26cm" svg:x="1.2cm" svg:y="2.3cm">
          <text:p><text:span text:style-name="T5">template</text:span></text:p>
          <text:p><text:span text:style-name="T4">name=”name” match=”pattern” mode=”mode” priority=”number” </text:span></text:p>
          <text:p><text:span text:style-name="T13"/></text:p>
          <text:p><text:span text:style-name="T14">Rules to apply when a specified node is matched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6.2cm" svg:height="7.1cm" svg:x="1.6cm" svg:y="4.5cm">
            <text:p text:style-name="P1"><text:span text:style-name="T5">choose</text:span></text:p>
            <text:p text:style-name="P1"><text:span text:style-name="T13">-</text:span></text:p>
            <text:p text:style-name="P1"><text:span text:style-name="T14">Used in conjunction with &lt;when&gt;</text:span></text:p>
            <text:p text:style-name="P1"><text:span text:style-name="T14">And &lt;otherwise&gt; to express</text:span></text:p>
            <text:p text:style-name="P1"><text:span text:style-name="T14">Multiple conditional tests</text:span></text:p>
            <text:p text:style-name="P1"><text:span text:style-name="T14"/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8cm" svg:height="2.1cm" svg:x="2.4cm" svg:y="9.3cm">
            <text:p text:style-name="P1"><text:span text:style-name="T5">otherwise</text:span></text:p>
            <text:p text:style-name="P1"><text:span text:style-name="T13">-</text:span></text:p>
            <text:p text:style-name="P1"><text:span text:style-name="T13"/></text:p>
            <text:p text:style-name="P1"><text:span text:style-name="T14">Specifies a default action</text:span></text:p>
            <text:p text:style-name="P1"><text:span text:style-name="T14">For the &lt;choose&gt; element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4.875cm" svg:height="2.1cm" svg:x="2.123cm" svg:y="6.7cm">
              <text:p text:style-name="P1"><text:span text:style-name="T5">when</text:span></text:p>
              <text:p text:style-name="P1"><text:span text:style-name="T12">test</text:span><text:span text:style-name="T13">=”boolean-expression”</text:span></text:p>
              <text:p text:style-name="P1"><text:span text:style-name="T13"/></text:p>
              <text:p text:style-name="P1"><text:span text:style-name="T14">Specifies an action for the</text:span></text:p>
              <text:p text:style-name="P1"><text:span text:style-name="T14">&lt;choose&gt; element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875cm" svg:height="2.1cm" svg:x="2.224cm" svg:y="6.8cm">
              <text:p text:style-name="P1"><text:span text:style-name="T5">when</text:span></text:p>
              <text:p text:style-name="P1"><text:span text:style-name="T12">test</text:span><text:span text:style-name="T13">=”boolean-expression”</text:span></text:p>
              <text:p text:style-name="P1"><text:span text:style-name="T13"/></text:p>
              <text:p text:style-name="P1"><text:span text:style-name="T14">Specifies an action for the</text:span></text:p>
              <text:p text:style-name="P1"><text:span text:style-name="T14">&lt;choose&gt; element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875cm" svg:height="2.1cm" svg:x="2.325cm" svg:y="6.9cm">
              <text:p text:style-name="P1"><text:span text:style-name="T5">when</text:span></text:p>
              <text:p text:style-name="P1"><text:span text:style-name="T12">test</text:span><text:span text:style-name="T13">=”boolean-expression”</text:span></text:p>
              <text:p text:style-name="P1"><text:span text:style-name="T13"/></text:p>
              <text:p text:style-name="P1"><text:span text:style-name="T14">Specifies an action for the</text:span></text:p>
              <text:p text:style-name="P1"><text:span text:style-name="T14">&lt;choose&gt; elemen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2" draw:layer="layout" svg:width="10.876cm" svg:height="7.6cm" svg:x="8.324cm" svg:y="4.5cm">
          <text:p text:style-name="P1"><text:span text:style-name="T5">apply-templates</text:span></text:p>
          <text:p text:style-name="P1"><text:span text:style-name="T13">select=”expression” mode=”name”</text:span></text:p>
          <text:p text:style-name="P1"><text:span text:style-name="T13"/></text:p>
          <text:p text:style-name="P1"><text:span text:style-name="T14">Applies a template rule to the current element</text:span></text:p>
          <text:p text:style-name="P1"><text:span text:style-name="T14">or to the current element's child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875cm" svg:height="2.5cm" svg:x="8.625cm" svg:y="9.3cm">
          <text:p text:style-name="P1"><text:span text:style-name="T5">sort</text:span></text:p>
          <text:p text:style-name="P1"><text:span text:style-name="T13">select=”xpath-expression” lang=”language-code”</text:span></text:p>
          <text:p text:style-name="P1"><text:span text:style-name="T13">data-type=”text|number|qname” order=”ascending|descending”</text:span></text:p>
          <text:p text:style-name="P1"><text:span text:style-name="T13">case-order=”upper-first|lower-first”</text:span></text:p>
          <text:p text:style-name="P1"><text:span text:style-name="T13"/></text:p>
          <text:p text:style-name="P1"><text:span text:style-name="T13">Sorts the output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5.7cm" svg:height="2.1cm" svg:x="8.9cm" svg:y="6.6cm">
            <text:p text:style-name="P1"><text:span text:style-name="T5">with-param</text:span></text:p>
            <text:p text:style-name="P1"><text:span text:style-name="T12">name</text:span><text:span text:style-name="T13">=”name” select=”expression”</text:span></text:p>
            <text:p text:style-name="P1"><text:span text:style-name="T13"/></text:p>
            <text:p text:style-name="P1"><text:span text:style-name="T14">Defines the value of a parameter</text:span></text:p>
            <text:p text:style-name="P1"><text:span text:style-name="T14">to be passed into a templ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cm" svg:height="2.1cm" svg:x="9cm" svg:y="6.7cm">
            <text:p text:style-name="P1"><text:span text:style-name="T5">with-param</text:span></text:p>
            <text:p text:style-name="P1"><text:span text:style-name="T12">name</text:span><text:span text:style-name="T13">=”name” select=”expression”</text:span></text:p>
            <text:p text:style-name="P1"><text:span text:style-name="T13"/></text:p>
            <text:p text:style-name="P1"><text:span text:style-name="T14">Defines the value of a parameter</text:span></text:p>
            <text:p text:style-name="P1"><text:span text:style-name="T14">to be passed into a templ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cm" svg:height="2.1cm" svg:x="9.1cm" svg:y="6.8cm">
            <text:p text:style-name="P1"><text:span text:style-name="T5">with-param</text:span></text:p>
            <text:p text:style-name="P1"><text:span text:style-name="T12">name</text:span><text:span text:style-name="T13">=”name” select=”expression”</text:span></text:p>
            <text:p text:style-name="P1"><text:span text:style-name="T13"/></text:p>
            <text:p text:style-name="P1"><text:span text:style-name="T14">Defines the value of a parameter</text:span></text:p>
            <text:p text:style-name="P1"><text:span text:style-name="T14">to be passed into a template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7cm" svg:height="4.7cm" svg:x="1.7cm" svg:y="13.5cm">
          <text:p text:style-name="P1"><text:span text:style-name="T5">call-template</text:span></text:p>
          <text:p text:style-name="P1"><text:span text:style-name="T12">name</text:span><text:span text:style-name="T13">=”templatename”</text:span></text:p>
          <text:p text:style-name="P1"><text:span text:style-name="T13"/></text:p>
          <text:p text:style-name="P1"><text:span text:style-name="T14">Calls a named templat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5.7cm" svg:height="2.1cm" svg:x="2.2cm" svg:y="15.5cm">
            <text:p text:style-name="P1"><text:span text:style-name="T5">with-param</text:span></text:p>
            <text:p text:style-name="P1"><text:span text:style-name="T12">name</text:span><text:span text:style-name="T13">=”name” select=”expression”</text:span></text:p>
            <text:p text:style-name="P1"><text:span text:style-name="T13"/></text:p>
            <text:p text:style-name="P1"><text:span text:style-name="T14">Defines the value of a parameter</text:span></text:p>
            <text:p text:style-name="P1"><text:span text:style-name="T14">to be passed into a templ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cm" svg:height="2.1cm" svg:x="2.3cm" svg:y="15.6cm">
            <text:p text:style-name="P1"><text:span text:style-name="T5">with-param</text:span></text:p>
            <text:p text:style-name="P1"><text:span text:style-name="T12">name</text:span><text:span text:style-name="T13">=”name” select=”expression”</text:span></text:p>
            <text:p text:style-name="P1"><text:span text:style-name="T13"/></text:p>
            <text:p text:style-name="P1"><text:span text:style-name="T14">Defines the value of a parameter</text:span></text:p>
            <text:p text:style-name="P1"><text:span text:style-name="T14">to be passed into a templ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cm" svg:height="2.1cm" svg:x="2.4cm" svg:y="15.7cm">
            <text:p text:style-name="P1"><text:span text:style-name="T5">with-param</text:span></text:p>
            <text:p text:style-name="P1"><text:span text:style-name="T12">name</text:span><text:span text:style-name="T13">=”name” select=”expression”</text:span></text:p>
            <text:p text:style-name="P1"><text:span text:style-name="T13"/></text:p>
            <text:p text:style-name="P1"><text:span text:style-name="T14">Defines the value of a parameter</text:span></text:p>
            <text:p text:style-name="P1"><text:span text:style-name="T14">to be passed into a template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10.4cm" svg:height="4.5cm" svg:x="1.7cm" svg:y="19.3cm">
          <text:p text:style-name="P1"><text:span text:style-name="T5">for-each</text:span></text:p>
          <text:p text:style-name="P1"><text:span text:style-name="T12">select</text:span><text:span text:style-name="T13">=”expression”</text:span></text:p>
          <text:p text:style-name="P1"><text:span text:style-name="T13"/></text:p>
          <text:p text:style-name="P1"><text:span text:style-name="T13">Loops through each node in a specified node s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875cm" svg:height="2.5cm" svg:x="1.925cm" svg:y="21cm">
          <text:p text:style-name="P1"><text:span text:style-name="T5">sort</text:span></text:p>
          <text:p text:style-name="P1"><text:span text:style-name="T13">select=”xpath-expression” lang=”language-code”</text:span></text:p>
          <text:p text:style-name="P1"><text:span text:style-name="T13">data-type=”text|number|qname” order=”ascending|descending”</text:span></text:p>
          <text:p text:style-name="P1"><text:span text:style-name="T13">case-order=”upper-first|lower-first”</text:span></text:p>
          <text:p text:style-name="P1"><text:span text:style-name="T13"/></text:p>
          <text:p text:style-name="P1"><text:span text:style-name="T13">Sorts the 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9cm" svg:height="1.9cm" svg:x="9.8cm" svg:y="13.9cm">
          <text:p text:style-name="P1"><text:span text:style-name="T5">value-of</text:span></text:p>
          <text:p text:style-name="P1"><text:span text:style-name="T12">select</text:span><text:span text:style-name="T17">=”expression”</text:span><text:span text:style-name="T13"> disable-output-escaping=”yes|no”</text:span></text:p>
          <text:p text:style-name="P1"><text:span text:style-name="T13"/></text:p>
          <text:p text:style-name="P1"><text:span text:style-name="T14">Extracts the value of a selected n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kira </meta:initial-creator>
    <meta:creation-date>2012-11-19T14:28:36</meta:creation-date>
    <meta:generator>LibreOffice/3.6$Linux_X86_64 LibreOffice_project/360m1$Build-102</meta:generator>
    <dc:date>2013-02-21T10:33:31</dc:date>
    <dc:creator>Akira </dc:creator>
    <meta:editing-duration>P2DT6H31M26S</meta:editing-duration>
    <meta:editing-cycles>29</meta:editing-cycles>
    <meta:document-statistic meta:object-count="68"/>
  </office:meta>
</office:document-meta>
</file>